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7.8cm" table:align="left"/>
    </style:style>
    <style:style style:name="Tableau1.A" style:family="table-column">
      <style:table-column-properties style:column-width="3.701cm"/>
    </style:style>
    <style:style style:name="Tableau1.B" style:family="table-column">
      <style:table-column-properties style:column-width="4.09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2" style:family="table">
      <style:table-properties style:width="8.999cm" table:align="left"/>
    </style:style>
    <style:style style:name="Tableau2.A" style:family="table-column">
      <style:table-column-properties style:column-width="4.2cm"/>
    </style:style>
    <style:style style:name="Tableau2.B" style:family="table-column">
      <style:table-column-properties style:column-width="4.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B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none" fo:border-top="none" fo:border-bottom="0.05pt solid #000000"/>
    </style:style>
    <style:style style:name="Tableau2.B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B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none" fo:border-top="none" fo:border-bottom="0.05pt solid #000000"/>
    </style:style>
    <style:style style:name="Tableau2.B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none" fo:border-top="none" fo:border-bottom="0.05pt solid #000000"/>
    </style:style>
    <style:style style:name="Tableau2.B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none" fo:border-top="none" fo:border-bottom="0.05pt solid #000000"/>
    </style:style>
    <style:style style:name="Tableau2.B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none" fo:border-top="none" fo:border-bottom="0.05pt solid #000000"/>
    </style:style>
    <style:style style:name="Tableau2.B23" style:family="table-cell">
      <style:table-cell-properties fo:padding="0.097cm" fo:border-left="0.05pt solid #000000" fo:border-right="0.05pt solid #000000" fo:border-top="none" fo:border-bottom="0.05pt solid #000000"/>
    </style:style>
    <style:style style:name="Tableau3" style:family="table">
      <style:table-properties style:width="7.8cm" table:align="left"/>
    </style:style>
    <style:style style:name="Tableau3.A" style:family="table-column">
      <style:table-column-properties style:column-width="3.701cm"/>
    </style:style>
    <style:style style:name="Tableau3.B" style:family="table-column">
      <style:table-column-properties style:column-width="4.099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B14" style:family="table-cell">
      <style:table-cell-properties fo:padding="0.097cm" fo:border-left="0.05pt solid #000000" fo:border-right="0.05pt solid #000000" fo:border-top="none" fo:border-bottom="0.05pt solid #000000"/>
    </style:style>
    <style:style style:name="Tableau3.A15" style:family="table-cell">
      <style:table-cell-properties fo:padding="0.097cm" fo:border-left="0.05pt solid #000000" fo:border-right="none" fo:border-top="none" fo:border-bottom="0.05pt solid #000000"/>
    </style:style>
    <style:style style:name="Tableau3.B15" style:family="table-cell">
      <style:table-cell-properties fo:padding="0.097cm" fo:border-left="0.05pt solid #000000" fo:border-right="0.05pt solid #000000" fo:border-top="none" fo:border-bottom="0.05pt solid #000000"/>
    </style:style>
    <style:style style:name="Tableau3.A16" style:family="table-cell">
      <style:table-cell-properties fo:padding="0.097cm" fo:border-left="0.05pt solid #000000" fo:border-right="none" fo:border-top="none" fo:border-bottom="0.05pt solid #000000"/>
    </style:style>
    <style:style style:name="Tableau3.B16" style:family="table-cell">
      <style:table-cell-properties fo:padding="0.097cm" fo:border-left="0.05pt solid #000000" fo:border-right="0.05pt solid #000000" fo:border-top="none" fo:border-bottom="0.05pt solid #000000"/>
    </style:style>
    <style:style style:name="Tableau3.A17" style:family="table-cell">
      <style:table-cell-properties fo:padding="0.097cm" fo:border-left="0.05pt solid #000000" fo:border-right="none" fo:border-top="none" fo:border-bottom="0.05pt solid #000000"/>
    </style:style>
    <style:style style:name="Tableau3.B17" style:family="table-cell">
      <style:table-cell-properties fo:padding="0.097cm" fo:border-left="0.05pt solid #000000" fo:border-right="0.05pt solid #000000" fo:border-top="none" fo:border-bottom="0.05pt solid #000000"/>
    </style:style>
    <style:style style:name="Tableau3.A18" style:family="table-cell">
      <style:table-cell-properties fo:padding="0.097cm" fo:border-left="0.05pt solid #000000" fo:border-right="none" fo:border-top="none" fo:border-bottom="0.05pt solid #000000"/>
    </style:style>
    <style:style style:name="Tableau3.B18" style:family="table-cell">
      <style:table-cell-properties fo:padding="0.097cm" fo:border-left="0.05pt solid #000000" fo:border-right="0.05pt solid #000000" fo:border-top="none" fo:border-bottom="0.05pt solid #000000"/>
    </style:style>
    <style:style style:name="Tableau3.A19" style:family="table-cell">
      <style:table-cell-properties fo:padding="0.097cm" fo:border-left="0.05pt solid #000000" fo:border-right="none" fo:border-top="none" fo:border-bottom="0.05pt solid #000000"/>
    </style:style>
    <style:style style:name="Tableau3.B19" style:family="table-cell">
      <style:table-cell-properties fo:padding="0.097cm" fo:border-left="0.05pt solid #000000" fo:border-right="0.05pt solid #000000" fo:border-top="none" fo:border-bottom="0.05pt solid #000000"/>
    </style:style>
    <style:style style:name="Tableau3.A20" style:family="table-cell">
      <style:table-cell-properties fo:padding="0.097cm" fo:border-left="0.05pt solid #000000" fo:border-right="none" fo:border-top="none" fo:border-bottom="0.05pt solid #000000"/>
    </style:style>
    <style:style style:name="Tableau3.B20" style:family="table-cell">
      <style:table-cell-properties fo:padding="0.097cm" fo:border-left="0.05pt solid #000000" fo:border-right="0.05pt solid #000000" fo:border-top="none" fo:border-bottom="0.05pt solid #000000"/>
    </style:style>
    <style:style style:name="Tableau3.A21" style:family="table-cell">
      <style:table-cell-properties fo:padding="0.097cm" fo:border-left="0.05pt solid #000000" fo:border-right="none" fo:border-top="none" fo:border-bottom="0.05pt solid #000000"/>
    </style:style>
    <style:style style:name="Tableau3.B21" style:family="table-cell">
      <style:table-cell-properties fo:padding="0.097cm" fo:border-left="0.05pt solid #000000" fo:border-right="0.05pt solid #000000" fo:border-top="none" fo:border-bottom="0.05pt solid #000000"/>
    </style:style>
    <style:style style:name="Tableau3.A22" style:family="table-cell">
      <style:table-cell-properties fo:padding="0.097cm" fo:border-left="0.05pt solid #000000" fo:border-right="none" fo:border-top="none" fo:border-bottom="0.05pt solid #000000"/>
    </style:style>
    <style:style style:name="Tableau3.B22" style:family="table-cell">
      <style:table-cell-properties fo:padding="0.097cm" fo:border-left="0.05pt solid #000000" fo:border-right="0.05pt solid #000000" fo:border-top="none" fo:border-bottom="0.05pt solid #000000"/>
    </style:style>
    <style:style style:name="Tableau3.A23" style:family="table-cell">
      <style:table-cell-properties fo:padding="0.097cm" fo:border-left="0.05pt solid #000000" fo:border-right="none" fo:border-top="none" fo:border-bottom="0.05pt solid #000000"/>
    </style:style>
    <style:style style:name="Tableau3.B23" style:family="table-cell">
      <style:table-cell-properties fo:padding="0.097cm" fo:border-left="0.05pt solid #000000" fo:border-right="0.05pt solid #000000" fo:border-top="none" fo:border-bottom="0.05pt solid #000000"/>
    </style:style>
    <style:style style:name="Tableau4" style:family="table">
      <style:table-properties style:width="8.999cm" table:align="left"/>
    </style:style>
    <style:style style:name="Tableau4.A" style:family="table-column">
      <style:table-column-properties style:column-width="4.2cm"/>
    </style:style>
    <style:style style:name="Tableau4.B" style:family="table-column">
      <style:table-column-properties style:column-width="4.8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0.05pt solid #000000"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0.05pt solid #000000" fo:border-top="none" fo:border-bottom="0.05pt solid #000000"/>
    </style:style>
    <style:style style:name="Tableau4.A11" style:family="table-cell">
      <style:table-cell-properties fo:padding="0.097cm" fo:border-left="0.05pt solid #000000" fo:border-right="none" fo:border-top="none" fo:border-bottom="0.05pt solid #000000"/>
    </style:style>
    <style:style style:name="Tableau4.B11" style:family="table-cell">
      <style:table-cell-properties fo:padding="0.097cm" fo:border-left="0.05pt solid #000000" fo:border-right="0.05pt solid #000000" fo:border-top="none" fo:border-bottom="0.05pt solid #000000"/>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0.05pt solid #000000" fo:border-top="none" fo:border-bottom="0.05pt solid #000000"/>
    </style:style>
    <style:style style:name="Tableau4.A13" style:family="table-cell">
      <style:table-cell-properties fo:padding="0.097cm" fo:border-left="0.05pt solid #000000" fo:border-right="none" fo:border-top="none" fo:border-bottom="0.05pt solid #000000"/>
    </style:style>
    <style:style style:name="Tableau4.B13" style:family="table-cell">
      <style:table-cell-properties fo:padding="0.097cm" fo:border-left="0.05pt solid #000000" fo:border-right="0.05pt solid #000000" fo:border-top="none" fo:border-bottom="0.05pt solid #000000"/>
    </style:style>
    <style:style style:name="Tableau4.A14" style:family="table-cell">
      <style:table-cell-properties fo:padding="0.097cm" fo:border-left="0.05pt solid #000000" fo:border-right="none" fo:border-top="none" fo:border-bottom="0.05pt solid #000000"/>
    </style:style>
    <style:style style:name="Tableau4.B14" style:family="table-cell">
      <style:table-cell-properties fo:padding="0.097cm" fo:border-left="0.05pt solid #000000" fo:border-right="0.05pt solid #000000" fo:border-top="none" fo:border-bottom="0.05pt solid #000000"/>
    </style:style>
    <style:style style:name="Tableau4.A15" style:family="table-cell">
      <style:table-cell-properties fo:padding="0.097cm" fo:border-left="0.05pt solid #000000" fo:border-right="none" fo:border-top="none" fo:border-bottom="0.05pt solid #000000"/>
    </style:style>
    <style:style style:name="Tableau4.B15" style:family="table-cell">
      <style:table-cell-properties fo:padding="0.097cm" fo:border-left="0.05pt solid #000000" fo:border-right="0.05pt solid #000000" fo:border-top="none" fo:border-bottom="0.05pt solid #000000"/>
    </style:style>
    <style:style style:name="Tableau4.A16" style:family="table-cell">
      <style:table-cell-properties fo:padding="0.097cm" fo:border-left="0.05pt solid #000000" fo:border-right="none" fo:border-top="none" fo:border-bottom="0.05pt solid #000000"/>
    </style:style>
    <style:style style:name="Tableau4.B16" style:family="table-cell">
      <style:table-cell-properties fo:padding="0.097cm" fo:border-left="0.05pt solid #000000" fo:border-right="0.05pt solid #000000" fo:border-top="none" fo:border-bottom="0.05pt solid #000000"/>
    </style:style>
    <style:style style:name="Tableau4.A17" style:family="table-cell">
      <style:table-cell-properties fo:padding="0.097cm" fo:border-left="0.05pt solid #000000" fo:border-right="none" fo:border-top="none" fo:border-bottom="0.05pt solid #000000"/>
    </style:style>
    <style:style style:name="Tableau4.B17" style:family="table-cell">
      <style:table-cell-properties fo:padding="0.097cm" fo:border-left="0.05pt solid #000000" fo:border-right="0.05pt solid #000000" fo:border-top="none" fo:border-bottom="0.05pt solid #000000"/>
    </style:style>
    <style:style style:name="Tableau4.A18" style:family="table-cell">
      <style:table-cell-properties fo:padding="0.097cm" fo:border-left="0.05pt solid #000000" fo:border-right="none" fo:border-top="none" fo:border-bottom="0.05pt solid #000000"/>
    </style:style>
    <style:style style:name="Tableau4.B18" style:family="table-cell">
      <style:table-cell-properties fo:padding="0.097cm" fo:border-left="0.05pt solid #000000" fo:border-right="0.05pt solid #000000" fo:border-top="none" fo:border-bottom="0.05pt solid #000000"/>
    </style:style>
    <style:style style:name="Tableau4.A19" style:family="table-cell">
      <style:table-cell-properties fo:padding="0.097cm" fo:border-left="0.05pt solid #000000" fo:border-right="none" fo:border-top="none" fo:border-bottom="0.05pt solid #000000"/>
    </style:style>
    <style:style style:name="Tableau4.B19" style:family="table-cell">
      <style:table-cell-properties fo:padding="0.097cm" fo:border-left="0.05pt solid #000000" fo:border-right="0.05pt solid #000000" fo:border-top="none" fo:border-bottom="0.05pt solid #000000"/>
    </style:style>
    <style:style style:name="Tableau4.A20" style:family="table-cell">
      <style:table-cell-properties fo:padding="0.097cm" fo:border-left="0.05pt solid #000000" fo:border-right="none" fo:border-top="none" fo:border-bottom="0.05pt solid #000000"/>
    </style:style>
    <style:style style:name="Tableau4.B20" style:family="table-cell">
      <style:table-cell-properties fo:padding="0.097cm" fo:border-left="0.05pt solid #000000" fo:border-right="0.05pt solid #000000" fo:border-top="none" fo:border-bottom="0.05pt solid #000000"/>
    </style:style>
    <style:style style:name="Tableau4.A21" style:family="table-cell">
      <style:table-cell-properties fo:padding="0.097cm" fo:border-left="0.05pt solid #000000" fo:border-right="none" fo:border-top="none" fo:border-bottom="0.05pt solid #000000"/>
    </style:style>
    <style:style style:name="Tableau4.B21" style:family="table-cell">
      <style:table-cell-properties fo:padding="0.097cm" fo:border-left="0.05pt solid #000000" fo:border-right="0.05pt solid #000000" fo:border-top="none" fo:border-bottom="0.05pt solid #000000"/>
    </style:style>
    <style:style style:name="Tableau4.A22" style:family="table-cell">
      <style:table-cell-properties fo:padding="0.097cm" fo:border-left="0.05pt solid #000000" fo:border-right="none" fo:border-top="none" fo:border-bottom="0.05pt solid #000000"/>
    </style:style>
    <style:style style:name="Tableau4.B22" style:family="table-cell">
      <style:table-cell-properties fo:padding="0.097cm" fo:border-left="0.05pt solid #000000" fo:border-right="0.05pt solid #000000" fo:border-top="none" fo:border-bottom="0.05pt solid #000000"/>
    </style:style>
    <style:style style:name="Tableau4.A23" style:family="table-cell">
      <style:table-cell-properties fo:padding="0.097cm" fo:border-left="0.05pt solid #000000" fo:border-right="none" fo:border-top="none" fo:border-bottom="0.05pt solid #000000"/>
    </style:style>
    <style:style style:name="Tableau4.B23"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text-align="justify" style:justify-single-word="false"/>
      <style:text-properties officeooo:rsid="00147e5e" officeooo:paragraph-rsid="00147e5e"/>
    </style:style>
    <style:style style:name="P2" style:family="paragraph" style:parent-style-name="Standard">
      <style:text-properties officeooo:paragraph-rsid="001349e2"/>
    </style:style>
    <style:style style:name="P3" style:family="paragraph" style:parent-style-name="Standard">
      <style:paragraph-properties fo:text-align="start" style:justify-single-word="false"/>
      <style:text-properties style:font-name="Liberation Serif" fo:font-size="12pt" style:font-size-asian="12pt" style:font-size-complex="12pt"/>
    </style:style>
    <style:style style:name="P4" style:family="paragraph" style:parent-style-name="Standard">
      <style:paragraph-properties fo:text-align="justify" style:justify-single-word="false"/>
      <style:text-properties style:font-name="Liberation Serif" fo:font-size="12pt"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15052c" officeooo:paragraph-rsid="0015052c" style:font-size-asian="12pt" style:font-size-complex="12pt"/>
    </style:style>
    <style:style style:name="P6" style:family="paragraph" style:parent-style-name="Standard">
      <style:paragraph-properties fo:text-align="center" style:justify-single-word="false"/>
      <style:text-properties style:font-name="Liberation Serif" fo:font-size="12pt" fo:font-weight="bold" officeooo:rsid="001349e2" officeooo:paragraph-rsid="001349e2"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Liberation Serif" fo:font-size="12pt" fo:font-weight="bold" officeooo:rsid="0015052c" officeooo:paragraph-rsid="0015052c"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2pt" fo:font-weight="normal" officeooo:rsid="00147e5e" officeooo:paragraph-rsid="00147e5e"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4pt" fo:font-weight="bold" officeooo:rsid="001349e2" officeooo:paragraph-rsid="001349e2"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0147e5e" officeooo:paragraph-rsid="00147e5e"/>
    </style:style>
    <style:style style:name="P11" style:family="paragraph" style:parent-style-name="Standard">
      <style:paragraph-properties fo:text-align="justify" style:justify-single-word="false"/>
      <style:text-properties officeooo:paragraph-rsid="001349e2"/>
    </style:style>
    <style:style style:name="P12" style:family="paragraph" style:parent-style-name="Standard">
      <style:paragraph-properties fo:text-align="justify" style:justify-single-word="false"/>
      <style:text-properties officeooo:rsid="0015052c" officeooo:paragraph-rsid="0015052c"/>
    </style:style>
    <style:style style:name="P13" style:family="paragraph" style:parent-style-name="Standard">
      <style:paragraph-properties fo:text-align="justify" style:justify-single-word="false" fo:break-before="page"/>
      <style:text-properties style:font-name="Liberation Serif" fo:font-size="12pt" fo:font-weight="bold" officeooo:rsid="0015052c" officeooo:paragraph-rsid="0015052c" style:font-size-asian="12pt" style:font-weight-asian="bold" style:font-size-complex="12pt" style:font-weight-complex="bold"/>
    </style:style>
    <style:style style:name="P14" style:family="paragraph" style:parent-style-name="Standard">
      <style:paragraph-properties fo:text-align="center" style:justify-single-word="false" fo:break-before="page"/>
      <style:text-properties style:font-name="Liberation Serif" fo:font-size="14pt" fo:font-weight="bold" officeooo:rsid="001349e2" officeooo:paragraph-rsid="001349e2" style:font-size-asian="14pt" style:font-weight-asian="bold" style:font-size-complex="14pt" style:font-weight-complex="bold"/>
    </style:style>
    <style:style style:name="P15" style:family="paragraph" style:parent-style-name="Table_20_Contents">
      <style:text-properties officeooo:rsid="001349e2" officeooo:paragraph-rsid="001349e2"/>
    </style:style>
    <style:style style:name="P16" style:family="paragraph" style:parent-style-name="Table_20_Contents">
      <style:text-properties officeooo:rsid="001349e2" officeooo:paragraph-rsid="00147e5e"/>
    </style:style>
    <style:style style:name="P17" style:family="paragraph" style:parent-style-name="Table_20_Contents">
      <style:paragraph-properties fo:text-align="center" style:justify-single-word="false"/>
      <style:text-properties fo:font-weight="bold"/>
    </style:style>
    <style:style style:name="P18" style:family="paragraph" style:parent-style-name="Table_20_Contents">
      <style:paragraph-properties fo:text-align="center" style:justify-single-word="false"/>
      <style:text-properties fo:font-weight="bold" officeooo:paragraph-rsid="001349e2"/>
    </style:style>
    <style:style style:name="P19" style:family="paragraph" style:parent-style-name="Table_20_Contents">
      <style:paragraph-properties fo:text-align="center" style:justify-single-word="false"/>
      <style:text-properties fo:font-weight="bold" officeooo:rsid="001349e2" officeooo:paragraph-rsid="001349e2"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paragraph-rsid="001349e2"/>
    </style:style>
    <style:style style:name="P22" style:family="paragraph" style:parent-style-name="Table_20_Contents">
      <style:paragraph-properties fo:text-align="start" style:justify-single-word="false"/>
      <style:text-properties officeooo:paragraph-rsid="00147e5e"/>
    </style:style>
    <style:style style:name="P23" style:family="paragraph" style:parent-style-name="Table_20_Contents">
      <style:text-properties officeooo:paragraph-rsid="001349e2"/>
    </style:style>
    <style:style style:name="P24" style:family="paragraph" style:parent-style-name="Table_20_Contents">
      <style:text-properties officeooo:rsid="00147e5e" officeooo:paragraph-rsid="00147e5e"/>
    </style:style>
    <style:style style:name="P25" style:family="paragraph" style:parent-style-name="Standard">
      <style:paragraph-properties fo:text-align="justify" style:justify-single-word="false" style:writing-mode="lr-tb"/>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26" style:family="paragraph" style:parent-style-name="Table_20_Contents">
      <style:paragraph-properties fo:text-align="center" style:justify-single-word="false"/>
      <style:text-properties fo:font-weight="bold" officeooo:rsid="0016604c" officeooo:paragraph-rsid="0016604c" style:font-weight-asian="bold" style:font-weight-complex="bold"/>
    </style:style>
    <style:style style:name="T1" style:family="text">
      <style:text-properties officeooo:rsid="001349e2"/>
    </style:style>
    <style:style style:name="T2" style:family="text">
      <style:text-properties officeooo:rsid="00147e5e"/>
    </style:style>
    <style:style style:name="fr1" style:family="graphic" style:parent-style-name="Frame">
      <style:graphic-properties style:vertical-pos="from-top" style:vertical-rel="paragraph" style:horizontal-pos="from-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adre1" text:anchor-type="paragraph" svg:x="0.032cm" svg:y="1.118cm" svg:width="8.378cm" draw:z-index="0"><draw:text-box fo:min-height="17.625cm"><table:table table:name="Tableau1" table:style-name="Tableau1"><table:table-column table:style-name="Tableau1.A"/><table:table-column table:style-name="Tableau1.B"/><table:table-row table:style-name="TableLine1818061527888"><table:table-cell table:style-name="Tableau1.A1" office:value-type="string"><text:p text:style-name="P18">Mot<text:span text:style-name="T1">s</text:span> français à transcrire en alphabet tocaki</text:p></table:table-cell><table:table-cell table:style-name="Tableau1.B1" office:value-type="string"><text:p text:style-name="P19">tocaki</text:p></table:table-cell></table:table-row><table:table-row table:style-name="TableLine1818061521088"><table:table-cell table:style-name="Tableau1.A23" office:value-type="string"><text:p text:style-name="P21">cerise</text:p></table:table-cell><table:table-cell table:style-name="Tableau1.B23" office:value-type="string"><text:p text:style-name="P23"/></table:table-cell></table:table-row><table:table-row table:style-name="TableLine1818061531696"><table:table-cell table:style-name="Tableau1.A23" office:value-type="string"><text:p text:style-name="P21">maison</text:p></table:table-cell><table:table-cell table:style-name="Tableau1.B23" office:value-type="string"><text:p text:style-name="P23"/></table:table-cell></table:table-row><table:table-row table:style-name="TableLine1818061530064"><table:table-cell table:style-name="Tableau1.A23" office:value-type="string"><text:p text:style-name="P21">écrevisse</text:p></table:table-cell><table:table-cell table:style-name="Tableau1.B23" office:value-type="string"><text:p text:style-name="P23"/></table:table-cell></table:table-row><table:table-row table:style-name="TableLine1818061529520"><table:table-cell table:style-name="Tableau1.A23" office:value-type="string"><text:p text:style-name="P21">jamais</text:p></table:table-cell><table:table-cell table:style-name="Tableau1.B23" office:value-type="string"><text:p text:style-name="P23"/></table:table-cell></table:table-row><table:table-row table:style-name="TableLine1818061529792"><table:table-cell table:style-name="Tableau1.A23" office:value-type="string"><text:p text:style-name="P21">citron</text:p></table:table-cell><table:table-cell table:style-name="Tableau1.B23" office:value-type="string"><text:p text:style-name="P23"/></table:table-cell></table:table-row><table:table-row table:style-name="TableLine1818061530880"><table:table-cell table:style-name="Tableau1.A23" office:value-type="string"><text:p text:style-name="P21">merveille</text:p></table:table-cell><table:table-cell table:style-name="Tableau1.B23" office:value-type="string"><text:p text:style-name="P23"/></table:table-cell></table:table-row><table:table-row table:style-name="TableLine1818061531152"><table:table-cell table:style-name="Tableau1.A23" office:value-type="string"><text:p text:style-name="P21">merci</text:p></table:table-cell><table:table-cell table:style-name="Tableau1.B23" office:value-type="string"><text:p text:style-name="P23"/></table:table-cell></table:table-row><table:table-row table:style-name="TableLine1818061531968"><table:table-cell table:style-name="Tableau1.A23" office:value-type="string"><text:p text:style-name="P21">oui</text:p></table:table-cell><table:table-cell table:style-name="Tableau1.B23" office:value-type="string"><text:p text:style-name="P23"/></table:table-cell></table:table-row><table:table-row table:style-name="TableLine1818061551552"><table:table-cell table:style-name="Tableau1.A23" office:value-type="string"><text:p text:style-name="P21">être</text:p></table:table-cell><table:table-cell table:style-name="Tableau1.B23" office:value-type="string"><text:p text:style-name="P23"/></table:table-cell></table:table-row><table:table-row table:style-name="TableLine1818061535776"><table:table-cell table:style-name="Tableau1.A23" office:value-type="string"><text:p text:style-name="P21">accent</text:p></table:table-cell><table:table-cell table:style-name="Tableau1.B23" office:value-type="string"><text:p text:style-name="P23"/></table:table-cell></table:table-row><table:table-row table:style-name="TableLine1818061534416"><table:table-cell table:style-name="Tableau1.A23" office:value-type="string"><text:p text:style-name="P21">trente-neuf</text:p></table:table-cell><table:table-cell table:style-name="Tableau1.B23" office:value-type="string"><text:p text:style-name="P23"/></table:table-cell></table:table-row><table:table-row table:style-name="TableLine1818061544752"><table:table-cell table:style-name="Tableau1.A23" office:value-type="string"><text:p text:style-name="P21">collision</text:p></table:table-cell><table:table-cell table:style-name="Tableau1.B23" office:value-type="string"><text:p text:style-name="P23"/></table:table-cell></table:table-row><table:table-row table:style-name="TableLine1818061534960"><table:table-cell table:style-name="Tableau1.A23" office:value-type="string"><text:p text:style-name="P21">chat</text:p></table:table-cell><table:table-cell table:style-name="Tableau1.B23" office:value-type="string"><text:p text:style-name="P23"/></table:table-cell></table:table-row><table:table-row table:style-name="TableLine1818061535504"><table:table-cell table:style-name="Tableau1.A23" office:value-type="string"><text:p text:style-name="P21">argent</text:p></table:table-cell><table:table-cell table:style-name="Tableau1.B23" office:value-type="string"><text:p text:style-name="P23"/></table:table-cell></table:table-row><table:table-row table:style-name="TableLine1818061540944"><table:table-cell table:style-name="Tableau1.A23" office:value-type="string"><text:p text:style-name="P21">enfant</text:p></table:table-cell><table:table-cell table:style-name="Tableau1.B23" office:value-type="string"><text:p text:style-name="P23"/></table:table-cell></table:table-row><table:table-row table:style-name="TableLine1818061537136"><table:table-cell table:style-name="Tableau1.A23" office:value-type="string"><text:p text:style-name="P21">bigorneau</text:p></table:table-cell><table:table-cell table:style-name="Tableau1.B23" office:value-type="string"><text:p text:style-name="P23"/></table:table-cell></table:table-row><table:table-row table:style-name="TableLine1818061542576"><table:table-cell table:style-name="Tableau1.A23" office:value-type="string"><text:p text:style-name="P21">sérendipité</text:p></table:table-cell><table:table-cell table:style-name="Tableau1.B23" office:value-type="string"><text:p text:style-name="P23"/></table:table-cell></table:table-row><table:table-row table:style-name="TableLine1818061542848"><table:table-cell table:style-name="Tableau1.A23" office:value-type="string"><text:p text:style-name="P21">bébé</text:p></table:table-cell><table:table-cell table:style-name="Tableau1.B23" office:value-type="string"><text:p text:style-name="P23"/></table:table-cell></table:table-row><table:table-row table:style-name="TableLine1818061536320"><table:table-cell table:style-name="Tableau1.A23" office:value-type="string"><text:p text:style-name="P21">donut</text:p></table:table-cell><table:table-cell table:style-name="Tableau1.B23" office:value-type="string"><text:p text:style-name="P23"/></table:table-cell></table:table-row><table:table-row table:style-name="TableLine1818061536592"><table:table-cell table:style-name="Tableau1.A23" office:value-type="string"><text:p text:style-name="P21">ignoble</text:p></table:table-cell><table:table-cell table:style-name="Tableau1.B23" office:value-type="string"><text:p text:style-name="P23"/></table:table-cell></table:table-row><table:table-row table:style-name="TableLine1818061557808"><table:table-cell table:style-name="Tableau1.A23" office:value-type="string"><text:p text:style-name="P21">philosophie</text:p></table:table-cell><table:table-cell table:style-name="Tableau1.B23" office:value-type="string"><text:p text:style-name="P23"/></table:table-cell></table:table-row><table:table-row table:style-name="TableLine1818061564880"><table:table-cell table:style-name="Tableau1.A23" office:value-type="string"><text:p text:style-name="P21">Zimbabwe</text:p></table:table-cell><table:table-cell table:style-name="Tableau1.B23" office:value-type="string"><text:p text:style-name="P23"/></table:table-cell></table:table-row></table:table><text:p text:style-name="P2"/></draw:text-box></draw:frame>Exercices d’écriture en alphabet tocaki</text:p>
      <text:p text:style-name="Standard"/>
      <text:p text:style-name="Standard"><draw:frame draw:style-name="fr1" draw:name="Cadre2" text:anchor-type="paragraph" svg:x="9.67cm" svg:y="0.196cm" svg:width="9.647cm" draw:z-index="1"><draw:text-box fo:min-height="17.625cm"><table:table table:name="Tableau2" table:style-name="Tableau2"><table:table-column table:style-name="Tableau2.A"/><table:table-column table:style-name="Tableau2.B"/><table:table-row table:style-name="TableLine1818061552640"><table:table-cell table:style-name="Tableau2.A1" office:value-type="string"><text:p text:style-name="P17">Mot<text:span text:style-name="T1">s</text:span> en alphabet tocaki à transcrire en français</text:p></table:table-cell><table:table-cell table:style-name="Tableau2.B1" office:value-type="string"><text:p text:style-name="P26">français</text:p></table:table-cell></table:table-row><table:table-row table:style-name="TableLine1818061567056"><table:table-cell table:style-name="Tableau2.A23" office:value-type="string"><text:p text:style-name="P20">kalis</text:p></table:table-cell><table:table-cell table:style-name="Tableau2.B23" office:value-type="string"><text:p text:style-name="P23"/></table:table-cell></table:table-row><table:table-row table:style-name="TableLine1818061564608"><table:table-cell table:style-name="Tableau2.A23" office:value-type="string"><text:p text:style-name="P20">so</text:p></table:table-cell><table:table-cell table:style-name="Tableau2.B23" office:value-type="string"><text:p text:style-name="P23"/></table:table-cell></table:table-row><table:table-row table:style-name="TableLine1818061566240"><table:table-cell table:style-name="Tableau2.A23" office:value-type="string"><text:p text:style-name="P20">maRto</text:p></table:table-cell><table:table-cell table:style-name="Tableau2.B23" office:value-type="string"><text:p text:style-name="P23"/></table:table-cell></table:table-row><table:table-row table:style-name="TableLine1818061558624"><table:table-cell table:style-name="Tableau2.A23" office:value-type="string"><text:p text:style-name="P20">jirMd</text:p></table:table-cell><table:table-cell table:style-name="Tableau2.B23" office:value-type="string"><text:p text:style-name="P23"/></table:table-cell></table:table-row><table:table-row table:style-name="TableLine1818061568144"><table:table-cell table:style-name="Tableau2.A23" office:value-type="string"><text:p text:style-name="P20">mil</text:p></table:table-cell><table:table-cell table:style-name="Tableau2.B23" office:value-type="string"><text:p text:style-name="P23"/></table:table-cell></table:table-row><table:table-row table:style-name="TableLine1818061552368"><table:table-cell table:style-name="Tableau2.A23" office:value-type="string"><text:p text:style-name="P20">mesyE</text:p></table:table-cell><table:table-cell table:style-name="Tableau2.B23" office:value-type="string"><text:p text:style-name="P23"/></table:table-cell></table:table-row><table:table-row table:style-name="TableLine1818061564336"><table:table-cell table:style-name="Tableau2.A23" office:value-type="string"><text:p text:style-name="P20">avyM</text:p></table:table-cell><table:table-cell table:style-name="Tableau2.B23" office:value-type="string"><text:p text:style-name="P23"/></table:table-cell></table:table-row><table:table-row table:style-name="TableLine1818061565152"><table:table-cell table:style-name="Tableau2.A23" office:value-type="string"><text:p text:style-name="P20">asid</text:p></table:table-cell><table:table-cell table:style-name="Tableau2.B23" office:value-type="string"><text:p text:style-name="P23"/></table:table-cell></table:table-row><table:table-row table:style-name="TableLine1818061566512"><table:table-cell table:style-name="Tableau2.A23" office:value-type="string"><text:p text:style-name="P20">simagre</text:p></table:table-cell><table:table-cell table:style-name="Tableau2.B23" office:value-type="string"><text:p text:style-name="P23"/></table:table-cell></table:table-row><table:table-row table:style-name="TableLine1818061556992"><table:table-cell table:style-name="Tableau2.A23" office:value-type="string"><text:p text:style-name="P20">jAdarm</text:p></table:table-cell><table:table-cell table:style-name="Tableau2.B23" office:value-type="string"><text:p text:style-name="P23"/></table:table-cell></table:table-row><table:table-row table:style-name="TableLine1818061560256"><table:table-cell table:style-name="Tableau2.A23" office:value-type="string"><text:p text:style-name="P20">elGksyM</text:p></table:table-cell><table:table-cell table:style-name="Tableau2.B23" office:value-type="string"><text:p text:style-name="P23"/></table:table-cell></table:table-row><table:table-row table:style-name="TableLine1818061568688"><table:table-cell table:style-name="Tableau2.A23" office:value-type="string"><text:p text:style-name="P20">sitGrn</text:p></table:table-cell><table:table-cell table:style-name="Tableau2.B23" office:value-type="string"><text:p text:style-name="P23"/></table:table-cell></table:table-row><table:table-row table:style-name="TableLine1818061565424"><table:table-cell table:style-name="Tableau2.A23" office:value-type="string"><text:p text:style-name="P20">ipokAp</text:p></table:table-cell><table:table-cell table:style-name="Tableau2.B23" office:value-type="string"><text:p text:style-name="P23"/></table:table-cell></table:table-row><table:table-row table:style-name="TableLine1818061555904"><table:table-cell table:style-name="Tableau2.A23" office:value-type="string"><text:p text:style-name="P20">maRsGl</text:p></table:table-cell><table:table-cell table:style-name="Tableau2.B23" office:value-type="string"><text:p text:style-name="P23"/></table:table-cell></table:table-row><table:table-row table:style-name="TableLine1818061555360"><table:table-cell table:style-name="Tableau2.A23" office:value-type="string"><text:p text:style-name="P20">otDktDn</text:p></table:table-cell><table:table-cell table:style-name="Tableau2.B23" office:value-type="string"><text:p text:style-name="P23"/></table:table-cell></table:table-row><table:table-row table:style-name="TableLine1818061558080"><table:table-cell table:style-name="Tableau2.A23" office:value-type="string"><text:p text:style-name="P20">mGm</text:p></table:table-cell><table:table-cell table:style-name="Tableau2.B23" office:value-type="string"><text:p text:style-name="P23"/></table:table-cell></table:table-row><table:table-row table:style-name="TableLine1818061565696"><table:table-cell table:style-name="Tableau2.A23" office:value-type="string"><text:p text:style-name="P20">amidM</text:p></table:table-cell><table:table-cell table:style-name="Tableau2.B23" office:value-type="string"><text:p text:style-name="P23"/></table:table-cell></table:table-row><table:table-row table:style-name="TableLine1818061562160"><table:table-cell table:style-name="Tableau2.A23" office:value-type="string"><text:p text:style-name="P20">laRsN</text:p></table:table-cell><table:table-cell table:style-name="Tableau2.B23" office:value-type="string"><text:p text:style-name="P23"/></table:table-cell></table:table-row><table:table-row table:style-name="TableLine1818061556176"><table:table-cell table:style-name="Tableau2.A23" office:value-type="string"><text:p text:style-name="P20">vaksinodrDm</text:p></table:table-cell><table:table-cell table:style-name="Tableau2.B23" office:value-type="string"><text:p text:style-name="P23"/></table:table-cell></table:table-row><table:table-row table:style-name="TableLine1818061553728"><table:table-cell table:style-name="Tableau2.A23" office:value-type="string"><text:p text:style-name="P20">sirupE</text:p></table:table-cell><table:table-cell table:style-name="Tableau2.B23" office:value-type="string"><text:p text:style-name="P23"/></table:table-cell></table:table-row><table:table-row table:style-name="TableLine1818061553456"><table:table-cell table:style-name="Tableau2.A23" office:value-type="string"><text:p text:style-name="P20">marswN</text:p></table:table-cell><table:table-cell table:style-name="Tableau2.B23" office:value-type="string"><text:p text:style-name="P23"/></table:table-cell></table:table-row><table:table-row table:style-name="TableLine1818061551824"><table:table-cell table:style-name="Tableau2.A23" office:value-type="string"><text:p text:style-name="P20">pNgwN</text:p></table:table-cell><table:table-cell table:style-name="Tableau2.B23" office:value-type="string"><text:p text:style-name="P23"/></table:table-cell></table:table-row></table:table><text:p text:style-name="P2"/></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
      <text:p text:style-name="P7">Texte français à transcrire en alphabet tocaki.</text:p>
      <text:p text:style-name="P4"/>
      <text:p text:style-name="P4"/>
      <text:p text:style-name="P25">Je m’appelle Angélica Summer, j’ai 12 ans et je suis canadienne. Il y a 5 ans, ma famille et moi avons déménagé dans le sud de la France. Mon père, Frank Summer, est mécanicien ; il adore les voitures anciennes et collectionne les voitures miniatures. Ma mère s’appelle Emilie Summer ; elle est infirmière dans un hôpital non loin de notre maison. Nous avons déménagé en France, parce qu’elle a toujours aimé la culture de ce pays. La vie en France est très différente de celle au Canada. Ici, il fait toujours chaud. Chaque dimanche, nous allons à la magnifique plage de Biarritz et nous achetons des glaces après avoir nagé dans la mer. Les Français sont très sympathiques et accueillants. Nous parlons français lorsque nous sommes dehors, à l’école ou au marché. Cependant, nous continuons de parler anglais à la maison, car mes parents ne veulent pas que je perde ma langue natale.</text:p>
      <text:p text:style-name="P3"/>
      <text:p text:style-name="P3"/>
      <text:p text:style-name="P3"/>
      <text:p text:style-name="P7">Texte en alphabet tocaki à transcrire en français.</text:p>
      <text:p text:style-name="P3"/>
      <text:p text:style-name="P12">le kHlLR</text:p>
      <text:p text:style-name="P12"/>
      <text:p text:style-name="P12">lE rHj e tun kHlLr viv. se la kHlLr dE nMbrE fRBi ze legum, kDm le tomat, le fRGz H le sEriz. lE jDn e la kHlLr de banan, du mais H de pHsN par GzApl. lE blE e tRe pRezA dA la natur: se la kHlLR du syGl e dE la mGr. lE rHj, lE jDn e lE blE sM le tRwa kHlLR primGr.</text:p>
      <text:p text:style-name="P12"/>
      <text:p text:style-name="P12">A le mlAjA, M pE fDrme dDtR kHlLr. lE vGR paR GzApl, e la kHlLr dE lGrb e de fLy de zarbr. lorAj e la kHlLr dE sGRtN frBi, kDm lorAj ki pDRt sM nM, la klemAtin H labriko. lE vyole sE rEtRHv qe dE nMbrLz flLR kDm lE lila. lE brµ, osi apEle marM, e la kHlLR du kafe, dE la tGr e dE lekDRs de zarbr.</text:p>
      <text:p text:style-name="P12"/>
      <text:p text:style-name="P5">AfN, M tRHv osi lE blA, kDm la nGj, e lE nwaR, kDm la nBi. AtR le dE, il i ya lE gri : se tµ melAj dE blA e dE nwaR.</text:p>
      <text:p text:style-name="P14">Correction</text:p>
      <text:p text:style-name="P8"/>
      <text:p text:style-name="P8">Remarque : Il peut y avoir des orthographes différentes en fonction de la prononciation de la personne. Par exemple « jamais » peut se prononcer « jame » ou « jamG ».</text:p>
      <text:p text:style-name="P6"/>
      <text:p text:style-name="P2"><draw:frame draw:style-name="fr1" draw:name="Cadre3" text:anchor-type="paragraph" svg:x="0.032cm" svg:y="0.252cm" svg:width="8.378cm" draw:z-index="2"><draw:text-box fo:min-height="17.625cm"><table:table table:name="Tableau3" table:style-name="Tableau3"><table:table-column table:style-name="Tableau3.A"/><table:table-column table:style-name="Tableau3.B"/><table:table-row table:style-name="TableLine1818061554544"><table:table-cell table:style-name="Tableau3.A1" office:value-type="string"><text:p text:style-name="P18">Mot<text:span text:style-name="T1">s</text:span> français à transcrire en alphabet tocaki</text:p></table:table-cell><table:table-cell table:style-name="Tableau3.B1" office:value-type="string"><text:p text:style-name="P19">tocaki</text:p></table:table-cell></table:table-row><table:table-row table:style-name="TableLine1818061565968"><table:table-cell table:style-name="Tableau3.A23" office:value-type="string"><text:p text:style-name="P21">cerise</text:p></table:table-cell><table:table-cell table:style-name="Tableau3.B23" office:value-type="string"><text:p text:style-name="P15">sEriz</text:p></table:table-cell></table:table-row><table:table-row table:style-name="TableLine1818061557536"><table:table-cell table:style-name="Tableau3.A23" office:value-type="string"><text:p text:style-name="P21">maison</text:p></table:table-cell><table:table-cell table:style-name="Tableau3.B23" office:value-type="string"><text:p text:style-name="P15">mezM</text:p></table:table-cell></table:table-row><table:table-row table:style-name="TableLine1818061559712"><table:table-cell table:style-name="Tableau3.A23" office:value-type="string"><text:p text:style-name="P21">écrevisse</text:p></table:table-cell><table:table-cell table:style-name="Tableau3.B23" office:value-type="string"><text:p text:style-name="P15">ekREvis</text:p></table:table-cell></table:table-row><table:table-row table:style-name="TableLine1818061566784"><table:table-cell table:style-name="Tableau3.A23" office:value-type="string"><text:p text:style-name="P21">jamais</text:p></table:table-cell><table:table-cell table:style-name="Tableau3.B23" office:value-type="string"><text:p text:style-name="P15">jame</text:p></table:table-cell></table:table-row><table:table-row table:style-name="TableLine1818061554000"><table:table-cell table:style-name="Tableau3.A23" office:value-type="string"><text:p text:style-name="P21">citron</text:p></table:table-cell><table:table-cell table:style-name="Tableau3.B23" office:value-type="string"><text:p text:style-name="P15">sitRM</text:p></table:table-cell></table:table-row><table:table-row table:style-name="TableLine1818061555632"><table:table-cell table:style-name="Tableau3.A23" office:value-type="string"><text:p text:style-name="P21">merveille</text:p></table:table-cell><table:table-cell table:style-name="Tableau3.B23" office:value-type="string"><text:p text:style-name="P15">mGRvGy</text:p></table:table-cell></table:table-row><table:table-row table:style-name="TableLine1818061552912"><table:table-cell table:style-name="Tableau3.A23" office:value-type="string"><text:p text:style-name="P21">merci</text:p></table:table-cell><table:table-cell table:style-name="Tableau3.B23" office:value-type="string"><text:p text:style-name="P15">mGRsi</text:p></table:table-cell></table:table-row><table:table-row table:style-name="TableLine1818061567600"><table:table-cell table:style-name="Tableau3.A23" office:value-type="string"><text:p text:style-name="P21">oui</text:p></table:table-cell><table:table-cell table:style-name="Tableau3.B23" office:value-type="string"><text:p text:style-name="P15">wi</text:p></table:table-cell></table:table-row><table:table-row table:style-name="TableLine1818061559440"><table:table-cell table:style-name="Tableau3.A23" office:value-type="string"><text:p text:style-name="P21">être</text:p></table:table-cell><table:table-cell table:style-name="Tableau3.B23" office:value-type="string"><text:p text:style-name="P15">GtR</text:p></table:table-cell></table:table-row><table:table-row table:style-name="TableLine1818061562432"><table:table-cell table:style-name="Tableau3.A23" office:value-type="string"><text:p text:style-name="P21">accent</text:p></table:table-cell><table:table-cell table:style-name="Tableau3.B23" office:value-type="string"><text:p text:style-name="P15">aksA</text:p></table:table-cell></table:table-row><table:table-row table:style-name="TableLine1818061556720"><table:table-cell table:style-name="Tableau3.A23" office:value-type="string"><text:p text:style-name="P21">trente-neuf</text:p></table:table-cell><table:table-cell table:style-name="Tableau3.B23" office:value-type="string"><text:p text:style-name="P15">tRAt nLf</text:p></table:table-cell></table:table-row><table:table-row table:style-name="TableLine1818061561616"><table:table-cell table:style-name="Tableau3.A23" office:value-type="string"><text:p text:style-name="P21">collision</text:p></table:table-cell><table:table-cell table:style-name="Tableau3.B23" office:value-type="string"><text:p text:style-name="P15">kolizyM</text:p></table:table-cell></table:table-row><table:table-row table:style-name="TableLine1818061568960"><table:table-cell table:style-name="Tableau3.A23" office:value-type="string"><text:p text:style-name="P21">chat</text:p></table:table-cell><table:table-cell table:style-name="Tableau3.B23" office:value-type="string"><text:p text:style-name="P15">qa</text:p></table:table-cell></table:table-row><table:table-row table:style-name="TableLine1818061558352"><table:table-cell table:style-name="Tableau3.A23" office:value-type="string"><text:p text:style-name="P21">argent</text:p></table:table-cell><table:table-cell table:style-name="Tableau3.B23" office:value-type="string"><text:p text:style-name="P15">arjA</text:p></table:table-cell></table:table-row><table:table-row table:style-name="TableLine1818061554272"><table:table-cell table:style-name="Tableau3.A23" office:value-type="string"><text:p text:style-name="P21">enfant</text:p></table:table-cell><table:table-cell table:style-name="Tableau3.B23" office:value-type="string"><text:p text:style-name="P15">AfA</text:p></table:table-cell></table:table-row><table:table-row table:style-name="TableLine1818061558896"><table:table-cell table:style-name="Tableau3.A23" office:value-type="string"><text:p text:style-name="P21">bigorneau</text:p></table:table-cell><table:table-cell table:style-name="Tableau3.B23" office:value-type="string"><text:p text:style-name="P15">bigDrno</text:p></table:table-cell></table:table-row><table:table-row table:style-name="TableLine1818061559168"><table:table-cell table:style-name="Tableau3.A23" office:value-type="string"><text:p text:style-name="P21">sérendipité</text:p></table:table-cell><table:table-cell table:style-name="Tableau3.B23" office:value-type="string"><text:p text:style-name="P15">serAdipite</text:p></table:table-cell></table:table-row><table:table-row table:style-name="TableLine1818061562704"><table:table-cell table:style-name="Tableau3.A23" office:value-type="string"><text:p text:style-name="P21">bébé</text:p></table:table-cell><table:table-cell table:style-name="Tableau3.B23" office:value-type="string"><text:p text:style-name="P15">bebe</text:p></table:table-cell></table:table-row><table:table-row table:style-name="TableLine1818061559984"><table:table-cell table:style-name="Tableau3.A23" office:value-type="string"><text:p text:style-name="P21">donut</text:p></table:table-cell><table:table-cell table:style-name="Tableau3.B23" office:value-type="string"><text:p text:style-name="P15">donLt</text:p></table:table-cell></table:table-row><table:table-row table:style-name="TableLine1818061560800"><table:table-cell table:style-name="Tableau3.A23" office:value-type="string"><text:p text:style-name="P21">ignoble</text:p></table:table-cell><table:table-cell table:style-name="Tableau3.B23" office:value-type="string"><text:p text:style-name="P15">inyDbl</text:p></table:table-cell></table:table-row><table:table-row table:style-name="TableLine1818061564064"><table:table-cell table:style-name="Tableau3.A23" office:value-type="string"><text:p text:style-name="P21">philosophie</text:p></table:table-cell><table:table-cell table:style-name="Tableau3.B23" office:value-type="string"><text:p text:style-name="P15">filozofi</text:p></table:table-cell></table:table-row><table:table-row table:style-name="TableLine1818061561344"><table:table-cell table:style-name="Tableau3.A23" office:value-type="string"><text:p text:style-name="P21">Zimbabwe</text:p></table:table-cell><table:table-cell table:style-name="Tableau3.B23" office:value-type="string"><text:p text:style-name="P15">zimbabwe</text:p></table:table-cell></table:table-row></table:table><text:p text:style-name="P2"/></draw:text-box></draw:frame><draw:frame draw:style-name="fr1" draw:name="Cadre4" text:anchor-type="paragraph" svg:x="9.181cm" svg:y="0.219cm" svg:width="9.647cm" draw:z-index="3"><draw:text-box fo:min-height="17.625cm"><table:table table:name="Tableau4" table:style-name="Tableau4"><table:table-column table:style-name="Tableau4.A"/><table:table-column table:style-name="Tableau4.B"/><table:table-row table:style-name="TableLine1818061562976"><table:table-cell table:style-name="Tableau4.A1" office:value-type="string"><text:p text:style-name="P17">Mot<text:span text:style-name="T1">s</text:span> en alphabet tocaki à transcrire en français</text:p></table:table-cell><table:table-cell table:style-name="Tableau4.B1" office:value-type="string"><text:p text:style-name="P26">français</text:p></table:table-cell></table:table-row><table:table-row table:style-name="TableLine1818061585008"><table:table-cell table:style-name="Tableau4.A23" office:value-type="string"><text:p text:style-name="P20">kalis</text:p></table:table-cell><table:table-cell table:style-name="Tableau4.B23" office:value-type="string"><text:p text:style-name="P15">calice</text:p></table:table-cell></table:table-row><table:table-row table:style-name="TableLine1818061578752"><table:table-cell table:style-name="Tableau4.A23" office:value-type="string"><text:p text:style-name="P20">sirupE</text:p></table:table-cell><table:table-cell table:style-name="Tableau4.B23" office:value-type="string"><text:p text:style-name="P24">sirupeux</text:p></table:table-cell></table:table-row><table:table-row table:style-name="TableLine1818061570592"><table:table-cell table:style-name="Tableau4.A23" office:value-type="string"><text:p text:style-name="P20">maRto</text:p></table:table-cell><table:table-cell table:style-name="Tableau4.B23" office:value-type="string"><text:p text:style-name="P15">marteau</text:p></table:table-cell></table:table-row><table:table-row table:style-name="TableLine1818061582016"><table:table-cell table:style-name="Tableau4.A23" office:value-type="string"><text:p text:style-name="P20">jirMd</text:p></table:table-cell><table:table-cell table:style-name="Tableau4.B23" office:value-type="string"><text:p text:style-name="P15">Gironde</text:p></table:table-cell></table:table-row><table:table-row table:style-name="TableLine1818061581472"><table:table-cell table:style-name="Tableau4.A23" office:value-type="string"><text:p text:style-name="P20">mil</text:p></table:table-cell><table:table-cell table:style-name="Tableau4.B23" office:value-type="string"><text:p text:style-name="P15">mille</text:p></table:table-cell></table:table-row><table:table-row table:style-name="TableLine1818061574400"><table:table-cell table:style-name="Tableau4.A23" office:value-type="string"><text:p text:style-name="P20">mesyE</text:p></table:table-cell><table:table-cell table:style-name="Tableau4.B23" office:value-type="string"><text:p text:style-name="P15">messieu<text:span text:style-name="T2">rs</text:span></text:p></table:table-cell></table:table-row><table:table-row table:style-name="TableLine1818061576848"><table:table-cell table:style-name="Tableau4.A23" office:value-type="string"><text:p text:style-name="P20">avyM</text:p></table:table-cell><table:table-cell table:style-name="Tableau4.B23" office:value-type="string"><text:p text:style-name="P15">avion</text:p></table:table-cell></table:table-row><table:table-row table:style-name="TableLine1818061572768"><table:table-cell table:style-name="Tableau4.A23" office:value-type="string"><text:p text:style-name="P20">asid</text:p></table:table-cell><table:table-cell table:style-name="Tableau4.B23" office:value-type="string"><text:p text:style-name="P15">acide</text:p></table:table-cell></table:table-row><table:table-row table:style-name="TableLine1818061584464"><table:table-cell table:style-name="Tableau4.A23" office:value-type="string"><text:p text:style-name="P20">simagre</text:p></table:table-cell><table:table-cell table:style-name="Tableau4.B23" office:value-type="string"><text:p text:style-name="P15">simagrée</text:p></table:table-cell></table:table-row><table:table-row table:style-name="TableLine1818061582832"><table:table-cell table:style-name="Tableau4.A23" office:value-type="string"><text:p text:style-name="P20">jAdarm</text:p></table:table-cell><table:table-cell table:style-name="Tableau4.B23" office:value-type="string"><text:p text:style-name="P15">gendarme</text:p></table:table-cell></table:table-row><table:table-row table:style-name="TableLine1818061584736"><table:table-cell table:style-name="Tableau4.A23" office:value-type="string"><text:p text:style-name="P20">elGksyM</text:p></table:table-cell><table:table-cell table:style-name="Tableau4.B23" office:value-type="string"><text:p text:style-name="P15">élection</text:p></table:table-cell></table:table-row><table:table-row table:style-name="TableLine1818061584192"><table:table-cell table:style-name="Tableau4.A23" office:value-type="string"><text:p text:style-name="P20">sitGrn</text:p></table:table-cell><table:table-cell table:style-name="Tableau4.B23" office:value-type="string"><text:p text:style-name="P15">citerne</text:p></table:table-cell></table:table-row><table:table-row table:style-name="TableLine1818061577392"><table:table-cell table:style-name="Tableau4.A23" office:value-type="string"><text:p text:style-name="P20">ipokAp</text:p></table:table-cell><table:table-cell table:style-name="Tableau4.B23" office:value-type="string"><text:p text:style-name="P24">hippocampe</text:p></table:table-cell></table:table-row><table:table-row table:style-name="TableLine1818061583920"><table:table-cell table:style-name="Tableau4.A23" office:value-type="string"><text:p text:style-name="P20">maRsGl</text:p></table:table-cell><table:table-cell table:style-name="Tableau4.B23" office:value-type="string"><text:p text:style-name="P24">Marcel</text:p></table:table-cell></table:table-row><table:table-row table:style-name="TableLine1818061575760"><table:table-cell table:style-name="Tableau4.A23" office:value-type="string"><text:p text:style-name="P20">otDktDn</text:p></table:table-cell><table:table-cell table:style-name="Tableau4.B23" office:value-type="string"><text:p text:style-name="P24">autonome</text:p></table:table-cell></table:table-row><table:table-row table:style-name="TableLine1818061570864"><table:table-cell table:style-name="Tableau4.A23" office:value-type="string"><text:p text:style-name="P20">mGm</text:p></table:table-cell><table:table-cell table:style-name="Tableau4.B23" office:value-type="string"><text:p text:style-name="P24">même</text:p></table:table-cell></table:table-row><table:table-row table:style-name="TableLine1818061579024"><table:table-cell table:style-name="Tableau4.A23" office:value-type="string"><text:p text:style-name="P20">amidM</text:p></table:table-cell><table:table-cell table:style-name="Tableau4.B23" office:value-type="string"><text:p text:style-name="P24">amidon</text:p></table:table-cell></table:table-row><table:table-row table:style-name="TableLine1818061574672"><table:table-cell table:style-name="Tableau4.A23" office:value-type="string"><text:p text:style-name="P20">laRsN</text:p></table:table-cell><table:table-cell table:style-name="Tableau4.B23" office:value-type="string"><text:p text:style-name="P24">larcin</text:p></table:table-cell></table:table-row><table:table-row table:style-name="TableLine1818061581200"><table:table-cell table:style-name="Tableau4.A23" office:value-type="string"><text:p text:style-name="P20">vaksinodrDm</text:p></table:table-cell><table:table-cell table:style-name="Tableau4.B23" office:value-type="string"><text:p text:style-name="P24">vaccinodrome </text:p></table:table-cell></table:table-row><table:table-row table:style-name="TableLine1818061577120"><table:table-cell table:style-name="Tableau4.A23" office:value-type="string"><text:p text:style-name="P20">marswN</text:p></table:table-cell><table:table-cell table:style-name="Tableau4.B23" office:value-type="string"><text:p text:style-name="P24">marsouin</text:p></table:table-cell></table:table-row><table:table-row table:style-name="TableLine1818061583376"><table:table-cell table:style-name="Tableau4.A23" office:value-type="string"><text:p text:style-name="P20">pNgwN</text:p></table:table-cell><table:table-cell table:style-name="Tableau4.B23" office:value-type="string"><text:p text:style-name="P24">pingouin</text:p></table:table-cell></table:table-row><table:table-row table:style-name="TableLine1818061579568"><table:table-cell table:style-name="Tableau4.A23" office:value-type="string"><text:p text:style-name="P22">so</text:p></table:table-cell><table:table-cell table:style-name="Tableau4.B23" office:value-type="string"><text:p text:style-name="P16">saut, sceau, <text:span text:style-name="T2">sot</text:span></text:p></table:table-cell></table:table-row></table:table><text:p text:style-name="P2"/></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7">Français vers alphabet tocaki :</text:p>
      <text:p text:style-name="P11"/>
      <text:p text:style-name="P11"/>
      <text:p text:style-name="P10">jE mapGl Adjelika sEmLr, je 12 A e jE sBi kanadyGn. il i ya 5 A, ma famiy e mwa avM demenaje dA lE sud dE la frAs. mM pGr, fRAk sEmLr, e mekanisyN ; il a dDr le vwatur zAsyGn e kolGsyDn le vwatur minyatur. ma mGr sapGl emili sEmLr;Gl e tNfGrmyGr dA zµ nopital nM lwN dE nDtR mezM. nH zavM demenaje A frAs, paRsEkGl a tHjHR eme la kultur dE sE pei. la vi A frAs e tRe diferAt dE sGl du kanada. isi il fe tHjHR qo. qak dimAq, nH zalM a la manifik plaj dE byarits e nH zaqtM de glas a pRe avwaR naje dA la mGr. le fRAse sM tRe sNpatik e akEyA. nH parlM fRAse lDrsk nH sDm dEDR, a lekDl H o marqe. sEpAdA, nH kMtinuM dE parle Agle a la mezM, kar me parA nE vLl pa kE jE pGrd ma lAg natal.</text:p>
      <text:p text:style-name="P10"/>
      <text:h text:style-name="P1" text:outline-level="1"/>
      <text:p text:style-name="P7">Alphabet tocaki vers français :</text:p>
      <text:p text:style-name="P7"/>
      <text:p text:style-name="Text_20_body">Les couleurs</text:p>
      <text:p text:style-name="Text_20_body">Le rouge est une couleur vive. C’est la couleur de nombreux fruits et légumes, comme les tomates, les fraises ou les cerises. Le jaune est la couleur des bananes, du maïs ou des poussins par exemple. Le bleu est très présent dans la nature : c’est la couleur du ciel et de la mer. Le rouge, le jaune et le bleu sont les trois couleurs primaires.</text:p>
      <text:p text:style-name="Text_20_body">En les mélangeant, on peut former d’autres couleurs. Le vert par exemple, est la couleur de l’herbe et des feuilles des arbres. L’orange est la couleur de certains fruits, comme l’orange qui porte son nom, la clémentine ou l’abricot. Le violet se retrouve chez de nombreuses fleurs comme le lilas. Le brun, aussi appelé marron, est la couleur du café, de la terre et de l’écorce des arbres.</text:p>
      <text:p text:style-name="Text_20_body">Enfin, on trouve aussi le blanc, comme la neige, et le noir, comme la nuit. Entre les deux, il y a le gris : c’est un mélange de blanc et de noir.</text:p>
      <text:p text:style-name="P10"/>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8T13:27:00.630000000</dc:date>
    <meta:editing-duration>PT10M5S</meta:editing-duration>
    <meta:editing-cycles>2</meta:editing-cycles>
    <meta:generator>LibreOffice/7.1.4.2$Windows_X86_64 LibreOffice_project/a529a4fab45b75fefc5b6226684193eb000654f6</meta:generator>
    <meta:document-statistic meta:table-count="4" meta:image-count="0" meta:object-count="0" meta:page-count="4" meta:paragraph-count="157" meta:word-count="874" meta:character-count="4559" meta:non-whitespace-character-count="3841"/>
  </office:meta>
</office:document-meta>
</file>